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officeooo:paragraph-rsid="00168cc2"/>
    </style:style>
    <style:style style:name="P2" style:family="paragraph" style:parent-style-name="Heading_20_3">
      <style:paragraph-properties fo:text-align="center" style:justify-single-word="false"/>
      <style:text-properties officeooo:paragraph-rsid="0016d460"/>
    </style:style>
    <style:style style:name="P3" style:family="paragraph" style:parent-style-name="Heading_20_3">
      <style:paragraph-properties fo:text-align="start" style:justify-single-word="false"/>
      <style:text-properties officeooo:paragraph-rsid="00168cc2"/>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text-align="center" style:justify-single-word="false"/>
      <style:text-properties officeooo:paragraph-rsid="0016d460"/>
    </style:style>
    <style:style style:name="P7" style:family="paragraph" style:parent-style-name="Text_20_body">
      <style:paragraph-properties fo:text-align="center" style:justify-single-word="false"/>
      <style:text-properties officeooo:paragraph-rsid="00168cc2"/>
    </style:style>
    <style:style style:name="P8" style:family="paragraph" style:parent-style-name="Text_20_body">
      <style:paragraph-properties fo:text-align="start" style:justify-single-word="false"/>
      <style:text-properties officeooo:paragraph-rsid="0016d460"/>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T1" style:family="text">
      <style:text-properties fo:color="#c9211e" officeooo:rsid="00168cc2"/>
    </style:style>
    <style:style style:name="T2" style:family="text">
      <style:text-properties fo:color="#c9211e" officeooo:rsid="0016d460"/>
    </style:style>
    <style:style style:name="T3" style:family="text">
      <style:text-properties fo:color="#c9211e" fo:font-size="28pt" officeooo:rsid="0016d460" style:font-size-asian="28pt" style:font-size-complex="28pt"/>
    </style:style>
    <style:style style:name="T4" style:family="text">
      <style:text-properties fo:color="#c9211e" fo:font-size="36pt" officeooo:rsid="0016d460" style:font-size-asian="36pt" style:font-size-complex="36pt"/>
    </style:style>
    <style:style style:name="T5" style:family="text">
      <style:text-properties fo:color="#c9211e" fo:font-size="16pt" officeooo:rsid="0016d460" style:font-size-asian="16pt" style:font-size-complex="16pt"/>
    </style:style>
    <style:style style:name="T6" style:family="text">
      <style:text-properties fo:color="#c9211e" fo:font-size="26pt" officeooo:rsid="0016d460" style:font-size-asian="26pt" style:font-size-complex="26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text:span></text:h>
      <text:h text:style-name="P2" text:outline-level="3"><text:span text:style-name="Strong_20_Emphasis"><text:span text:style-name="T3">Mini project</text:span></text:span></text:h>
      <text:h text:style-name="P2" text:outline-level="3"><text:span text:style-name="Strong_20_Emphasis"><text:span text:style-name="T3">Abstract</text:span></text:span></text:h>
      <text:p text:style-name="P6"><text:span text:style-name="Strong_20_Emphasis"><text:span text:style-name="T3"/></text:span></text:p>
      <text:p text:style-name="P6"><text:span text:style-name="Strong_20_Emphasis"><text:span text:style-name="T3"/></text:span></text:p>
      <text:p text:style-name="P8"><text:span text:style-name="Strong_20_Emphasis"><text:span text:style-name="T3"><text:s text:c="6"/>Topic: </text:span></text:span></text:p>
      <text:p text:style-name="P8"><text:span text:style-name="Strong_20_Emphasis"><text:span text:style-name="T3"><text:s text:c="14"/></text:span></text:span><text:span text:style-name="Strong_20_Emphasis"><text:span text:style-name="T4">Digital Voting System</text:span></text:span></text:p>
      <text:h text:style-name="P3" text:outline-level="3"><text:span text:style-name="Strong_20_Emphasis"><text:span text:style-name="T1"/></text:span></text:h>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6"><text:span text:style-name="Strong_20_Emphasis"><text:span text:style-name="T5"><text:tab/><text:tab/><text:tab/><text:tab/><text:tab/>Prepared By </text:span></text:span></text:p>
      <text:p text:style-name="P6"><text:span text:style-name="Strong_20_Emphasis"><text:span text:style-name="T5"><text:tab/><text:tab/><text:tab/><text:tab/><text:tab/><text:tab/><text:tab/><text:tab/>Rahul vc</text:span></text:span></text:p>
      <text:p text:style-name="P6"><text:span text:style-name="Strong_20_Emphasis"><text:span text:style-name="T5"><text:tab/><text:tab/><text:tab/><text:tab/><text:tab/><text:tab/><text:tab/><text:tab/>Pranav ks</text:span></text:span></text:p>
      <text:p text:style-name="P6"><text:span text:style-name="Strong_20_Emphasis"><text:span text:style-name="T5"/></text:span></text:p>
      <text:p text:style-name="P6"><text:span text:style-name="Strong_20_Emphasis"><text:span text:style-name="T6">computer engineering s4</text:span></text:span></text:p>
      <text:h text:style-name="P1" text:outline-level="3"><text:soft-page-break/><text:span text:style-name="Strong_20_Emphasis"><text:span text:style-name="T1"/></text:span></text:h>
      <text:h text:style-name="P1" text:outline-level="3"><text:span text:style-name="Strong_20_Emphasis"><text:span text:style-name="T1">VOTING SYSTEM</text:span></text:span></text:h>
      <text:h text:style-name="Heading_20_3" text:outline-level="3"><text:span text:style-name="Strong_20_Emphasis"/></text:h>
      <text:h text:style-name="Heading_20_3" text:outline-level="3"><text:span text:style-name="Strong_20_Emphasis">Abstract:</text:span></text:h>
      <text:p text:style-name="Text_20_body">A voting system is a mechanism that enables individuals to cast votes, typically in elections, referendums, or decision-making processes. The system aims to ensure transparency, security, and fairness in the selection process. This voting system offers a user-friendly platform where eligible participants can securely submit their votes electronically. The use of encryption and blockchain technology ensures the integrity of the votes, protecting them from tampering and unauthorized access. The system aims to address common voting issues such as voter fraud, miscounting, and logistical challenges. The results are quickly compiled, and verified for accuracy, leading to a swift and transparent outcome.</text:p>
      <text:h text:style-name="Heading_20_3" text:outline-level="3"><text:span text:style-name="Strong_20_Emphasis">Key Features:</text:span></text:h>
      <text:list xml:id="list1839295626" text:style-name="L1">
        <text:list-item>
          <text:p text:style-name="P4"><text:span text:style-name="Strong_20_Emphasis">Secure Authentication:</text:span></text:p>
          <text:list>
            <text:list-item>
              <text:p text:style-name="P9">Voters are verified through multi-factor authentication (MFA) to ensure only eligible voters can cast their votes.</text:p>
            </text:list-item>
          </text:list>
        </text:list-item>
        <text:list-item>
          <text:p text:style-name="P4"><text:span text:style-name="Strong_20_Emphasis">Blockchain Integration:</text:span></text:p>
          <text:list>
            <text:list-item>
              <text:p text:style-name="P9">Blockchain technology records each vote to provide an immutable, transparent ledger that ensures the integrity of the voting process.</text:p>
            </text:list-item>
          </text:list>
        </text:list-item>
        <text:list-item>
          <text:p text:style-name="P4"><text:span text:style-name="Strong_20_Emphasis">End-to-End Encryption:</text:span></text:p>
          <text:list>
            <text:list-item>
              <text:p text:style-name="P9">Votes are encrypted both during transmission and storage to protect voter privacy.</text:p>
            </text:list-item>
          </text:list>
        </text:list-item>
        <text:list-item>
          <text:p text:style-name="P4"><text:span text:style-name="Strong_20_Emphasis">User-friendly Interface:</text:span></text:p>
          <text:list>
            <text:list-item>
              <text:p text:style-name="P9">An intuitive, easy-to-navigate interface that allows voters to cast their ballots seamlessly.</text:p>
            </text:list-item>
          </text:list>
        </text:list-item>
        <text:list-item>
          <text:p text:style-name="P4"><text:span text:style-name="Strong_20_Emphasis">Real-Time Result Processing:</text:span></text:p>
          <text:list>
            <text:list-item>
              <text:p text:style-name="P9">As votes are cast, they are instantly counted and tallied, allowing for near-instantaneous result generation.</text:p>
            </text:list-item>
          </text:list>
        </text:list-item>
        <text:list-item>
          <text:p text:style-name="P4"><text:span text:style-name="Strong_20_Emphasis">Auditability:</text:span></text:p>
          <text:list>
            <text:list-item>
              <text:p text:style-name="P9">The system allows for post-election audits, where data can be verified and cross-checked for accuracy.</text:p>
            </text:list-item>
          </text:list>
        </text:list-item>
        <text:list-item>
          <text:p text:style-name="P4"><text:span text:style-name="Strong_20_Emphasis">Accessibility Features:</text:span></text:p>
          <text:list>
            <text:list-item>
              <text:p text:style-name="P9">The system is designed to be inclusive, with support for people with disabilities and options for multiple languages.</text:p>
            </text:list-item>
          </text:list>
        </text:list-item>
        <text:list-item>
          <text:p text:style-name="P4"><text:span text:style-name="Strong_20_Emphasis">Scalability:</text:span></text:p>
          <text:list>
            <text:list-item>
              <text:p text:style-name="P9">Can handle large volumes of users during high-stakes elections or events, ensuring no lag or downtime.</text:p>
            </text:list-item>
          </text:list>
        </text:list-item>
        <text:list-item>
          <text:p text:style-name="P4"><text:span text:style-name="Strong_20_Emphasis">Anonymous Voting:</text:span></text:p>
          <text:list>
            <text:list-item>
              <text:p text:style-name="P4"><text:soft-page-break/>Voters’ identities are kept confidential, ensuring a secure and private voting experience.</text:p>
            </text:list-item>
          </text:list>
        </text:list-item>
      </text:list>
      <text:h text:style-name="Heading_20_3" text:outline-level="3"><text:span text:style-name="Strong_20_Emphasis">Results:</text:span></text:h>
      <text:list xml:id="list339167132" text:style-name="L2">
        <text:list-item>
          <text:p text:style-name="P10"><text:span text:style-name="Strong_20_Emphasis">Increased Voter Confidence:</text:span> Due to the transparency, security, and ease of use, voters are more likely to trust the process.</text:p>
        </text:list-item>
        <text:list-item>
          <text:p text:style-name="P10"><text:span text:style-name="Strong_20_Emphasis">Faster Outcome Reporting:</text:span> The system allows for quicker vote counting and faster reporting of results.</text:p>
        </text:list-item>
        <text:list-item>
          <text:p text:style-name="P10"><text:span text:style-name="Strong_20_Emphasis">Enhanced Security:</text:span> The integration of blockchain and encryption minimizes the risks of tampering or fraud, ensuring that the election results reflect the true will of the people.</text:p>
        </text:list-item>
        <text:list-item>
          <text:p text:style-name="P10"><text:span text:style-name="Strong_20_Emphasis">Reduced Costs and Time Efficiency:</text:span> Traditional voting methods (e.g., paper ballots, physical polling stations) are costly and time-consuming. Electronic voting significantly reduces these issues.</text:p>
        </text:list-item>
        <text:list-item>
          <text:p text:style-name="P5"><text:span text:style-name="Strong_20_Emphasis">Accessibility Gains:</text:span> The system makes it easier for people with disabilities or in remote locations to participate in the voting proces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31T10:48:30.628574220</meta:creation-date>
    <dc:date>2025-01-31T11:01:31.416641159</dc:date>
    <meta:editing-duration>PT13M1S</meta:editing-duration>
    <meta:editing-cycles>2</meta:editing-cycles>
    <meta:generator>LibreOffice/6.4.7.2$Linux_X86_64 LibreOffice_project/40$Build-2</meta:generator>
    <meta:document-statistic meta:table-count="0" meta:image-count="0" meta:object-count="0" meta:page-count="3" meta:paragraph-count="36" meta:word-count="404" meta:character-count="2785" meta:non-whitespace-character-count="2397"/>
  </office:meta>
</office:document-meta>
</file>